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 officeooo:rsid="001dba80" officeooo:paragraph-rsid="001dba80" style:language-asian="zxx" style:country-asian="none" style:language-complex="zxx" style:country-complex="none"/>
    </style:style>
    <style:style style:name="P2" style:family="paragraph" style:parent-style-name="Heading_20_1">
      <style:text-properties officeooo:rsid="001e43ef" officeooo:paragraph-rsid="001e43ef"/>
    </style:style>
    <style:style style:name="P3" style:family="paragraph" style:parent-style-name="Heading_20_2">
      <style:text-properties officeooo:rsid="001dba80" officeooo:paragraph-rsid="001dba80"/>
    </style:style>
    <style:style style:name="P4" style:family="paragraph" style:parent-style-name="Heading_20_2">
      <style:text-properties fo:language="en" fo:country="US" officeooo:rsid="000f4cd1" officeooo:paragraph-rsid="000f4cd1" style:language-asian="zxx" style:country-asian="none" style:language-complex="zxx" style:country-complex="none"/>
    </style:style>
    <style:style style:name="P5" style:family="paragraph" style:parent-style-name="Heading_20_2">
      <style:text-properties officeooo:rsid="001e43ef" officeooo:paragraph-rsid="001e43ef"/>
    </style:style>
    <style:style style:name="P6" style:family="paragraph" style:parent-style-name="Heading_20_3">
      <style:text-properties fo:language="en" fo:country="US" officeooo:rsid="0019afc3" officeooo:paragraph-rsid="0019afc3" style:language-asian="zxx" style:country-asian="none" style:language-complex="zxx" style:country-complex="none"/>
    </style:style>
    <style:style style:name="P7" style:family="paragraph" style:parent-style-name="Text_20_body">
      <style:text-properties fo:language="en" fo:country="US" officeooo:rsid="001dba80" officeooo:paragraph-rsid="001dba80" style:language-asian="zxx" style:country-asian="none" style:language-complex="zxx" style:country-complex="none"/>
    </style:style>
    <style:style style:name="P8" style:family="paragraph" style:parent-style-name="Text_20_body" style:list-style-name="L1">
      <style:text-properties fo:language="en" fo:country="US" officeooo:rsid="001dba80" officeooo:paragraph-rsid="001dba80" style:language-asian="zxx" style:country-asian="none" style:language-complex="zxx" style:country-complex="none"/>
    </style:style>
    <style:style style:name="P9" style:family="paragraph" style:parent-style-name="Text_20_body" style:list-style-name="L1">
      <style:text-properties fo:language="en" fo:country="US" officeooo:rsid="000e22de" officeooo:paragraph-rsid="001dba80" style:language-asian="zxx" style:country-asian="none" style:language-complex="zxx" style:country-complex="none"/>
    </style:style>
    <style:style style:name="P10" style:family="paragraph" style:parent-style-name="Text_20_body" style:list-style-name="L1">
      <style:text-properties fo:language="en" fo:country="US" officeooo:rsid="000e22de" officeooo:paragraph-rsid="000e22de" style:language-asian="zxx" style:country-asian="none" style:language-complex="zxx" style:country-complex="none"/>
    </style:style>
    <style:style style:name="P11" style:family="paragraph" style:parent-style-name="Text_20_body" style:list-style-name="L1">
      <style:text-properties fo:language="en" fo:country="US" officeooo:rsid="000f4cd1" officeooo:paragraph-rsid="001dba80" style:language-asian="zxx" style:country-asian="none" style:language-complex="zxx" style:country-complex="none"/>
    </style:style>
    <style:style style:name="P12" style:family="paragraph" style:parent-style-name="Text_20_body" style:list-style-name="L1">
      <style:text-properties fo:language="en" fo:country="US" officeooo:rsid="000f4cd1" officeooo:paragraph-rsid="000f4cd1" style:language-asian="zxx" style:country-asian="none" style:language-complex="zxx" style:country-complex="none"/>
    </style:style>
    <style:style style:name="P13" style:family="paragraph" style:parent-style-name="Text_20_body">
      <style:text-properties fo:language="en" fo:country="US" officeooo:rsid="001e43ef" officeooo:paragraph-rsid="001e43ef" style:language-asian="zxx" style:country-asian="none" style:language-complex="zxx" style:country-complex="none"/>
    </style:style>
    <style:style style:name="P14" style:family="paragraph" style:parent-style-name="Text_20_body" style:list-style-name="L7">
      <style:text-properties fo:language="en" fo:country="US" officeooo:rsid="001e43ef" officeooo:paragraph-rsid="001e43ef" style:language-asian="zxx" style:country-asian="none" style:language-complex="zxx" style:country-complex="none"/>
    </style:style>
    <style:style style:name="P15" style:family="paragraph" style:parent-style-name="Text_20_body" style:list-style-name="L8">
      <style:text-properties fo:language="en" fo:country="US" officeooo:rsid="001e43ef" officeooo:paragraph-rsid="001e43ef" style:language-asian="zxx" style:country-asian="none" style:language-complex="zxx" style:country-complex="none"/>
    </style:style>
    <style:style style:name="P16" style:family="paragraph" style:parent-style-name="Text_20_body">
      <style:text-properties fo:language="en" fo:country="US" officeooo:rsid="001eeb3f" officeooo:paragraph-rsid="001eeb3f" style:language-asian="zxx" style:country-asian="none" style:language-complex="zxx" style:country-complex="none"/>
    </style:style>
    <style:style style:name="P17" style:family="paragraph" style:parent-style-name="Text_20_body" style:list-style-name="L11">
      <style:text-properties fo:language="en" fo:country="US" officeooo:rsid="001eeb3f" officeooo:paragraph-rsid="001eeb3f" style:language-asian="zxx" style:country-asian="none" style:language-complex="zxx" style:country-complex="none"/>
    </style:style>
    <style:style style:name="P18" style:family="paragraph" style:parent-style-name="Text_20_body" style:list-style-name="L7">
      <style:text-properties fo:language="en" fo:country="US" style:text-underline-style="solid" style:text-underline-width="auto" style:text-underline-color="font-color" officeooo:rsid="001e43ef" officeooo:paragraph-rsid="001e43ef" style:language-asian="zxx" style:country-asian="none" style:language-complex="zxx" style:country-complex="none"/>
    </style:style>
    <style:style style:name="P19" style:family="paragraph" style:parent-style-name="Text_20_body" style:list-style-name="L10">
      <style:text-properties fo:language="en" fo:country="US" style:text-underline-style="solid" style:text-underline-width="auto" style:text-underline-color="font-color" officeooo:rsid="001e43ef" officeooo:paragraph-rsid="001e43ef" style:language-asian="zxx" style:country-asian="none" style:language-complex="zxx" style:country-complex="none"/>
    </style:style>
    <style:style style:name="P20" style:family="paragraph" style:parent-style-name="Text_20_body" style:list-style-name="L8">
      <style:text-properties fo:language="en" fo:country="US" style:text-underline-style="solid" style:text-underline-width="auto" style:text-underline-color="font-color" officeooo:rsid="001e43ef" officeooo:paragraph-rsid="001e43ef" style:language-asian="zxx" style:country-asian="none" style:language-complex="zxx" style:country-complex="none"/>
    </style:style>
    <style:style style:name="P21" style:family="paragraph" style:parent-style-name="Text_20_body">
      <style:text-properties officeooo:rsid="001e43ef" officeooo:paragraph-rsid="001e43ef"/>
    </style:style>
    <style:style style:name="P22" style:family="paragraph" style:parent-style-name="Text_20_body" style:list-style-name="L10">
      <style:text-properties officeooo:rsid="001e43ef" officeooo:paragraph-rsid="001e43ef"/>
    </style:style>
    <style:style style:name="P23" style:family="paragraph" style:parent-style-name="Text_20_body" style:list-style-name="L10">
      <style:text-properties officeooo:rsid="001e43ef" officeooo:paragraph-rsid="001eeb3f"/>
    </style:style>
    <style:style style:name="P24" style:family="paragraph" style:parent-style-name="Text_20_body" style:list-style-name="L10">
      <style:text-properties officeooo:rsid="001eeb3f" officeooo:paragraph-rsid="001eeb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10cd" style:font-weight-asian="bold" style:font-weight-complex="bold"/>
    </style:style>
    <style:style style:name="T3" style:family="text">
      <style:text-properties fo:font-weight="bold" officeooo:rsid="00153fb2" style:font-weight-asian="bold" style:font-weight-complex="bold"/>
    </style:style>
    <style:style style:name="T4" style:family="text">
      <style:text-properties fo:font-weight="bold" officeooo:rsid="001dba80" style:font-weight-asian="bold" style:font-weight-complex="bold"/>
    </style:style>
    <style:style style:name="T5" style:family="text">
      <style:text-properties officeooo:rsid="001dba80"/>
    </style:style>
    <style:style style:name="T6" style:family="text">
      <style:text-properties fo:language="en" fo:country="US" style:language-asian="zxx" style:country-asian="none" style:language-complex="zxx" style:country-complex="none"/>
    </style:style>
    <style:style style:name="T7" style:family="text">
      <style:text-properties fo:language="en" fo:country="US" officeooo:rsid="000f4cd1" style:language-asian="zxx" style:country-asian="none" style:language-complex="zxx" style:country-complex="none"/>
    </style:style>
    <style:style style:name="T8" style:family="text">
      <style:text-properties fo:language="en" fo:country="US" officeooo:rsid="001eeb3f" style:language-asian="zxx" style:country-asian="none" style:language-complex="zxx" style:country-complex="none"/>
    </style:style>
    <style:style style:name="T9" style:family="text">
      <style:text-properties officeooo:rsid="001e43ef"/>
    </style:style>
    <style:style style:name="T10" style:family="text">
      <style:text-properties officeooo:rsid="001eeb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verview</text:h>
      <text:p text:style-name="P7">AutoHotFlow uses real multi-threading which is possible with AutoHotkey_H. </text:p>
      <text:p text:style-name="P7">The main thread starts following threads: Manager, Execution, Editor, Draw.</text:p>
      <text:p text:style-name="P7">The threads are sharing data by use of critical objects.</text:p>
      <text:h text:style-name="Heading_20_1" text:outline-level="1">Inter-thread communication.</text:h>
      <text:h text:style-name="P3" text:outline-level="2">Critical objects</text:h>
      <text:p text:style-name="P7">All global objects are critical objects, <text:span text:style-name="T9">to prevent</text:span> collisions when several threads <text:span text:style-name="T9">try to</text:span> access the objects at the same time.</text:p>
      <text:list xml:id="list1432847881" text:style-name="L1">
        <text:list-item>
          <text:p text:style-name="P9"><text:span text:style-name="T1">_</text:span><text:span text:style-name="T2">f</text:span><text:span text:style-name="T1">lows</text:span>: <text:span text:style-name="T5">Contains the data of all flows in separate objects. Each object has the following sub-objects</text:span>:</text:p>
          <text:list>
            <text:list-item>
              <text:p text:style-name="P9"><text:span text:style-name="T2">e</text:span><text:span text:style-name="T1">lements</text:span>: <text:span text:style-name="T5">All elements (actions, conditions, triggers)</text:span></text:p>
            </text:list-item>
            <text:list-item>
              <text:p text:style-name="P10"><text:span text:style-name="T2">c</text:span><text:span text:style-name="T1">onnections</text:span>: <text:span text:style-name="T5">Connections between the elements.</text:span></text:p>
            </text:list-item>
            <text:list-item>
              <text:p text:style-name="P11"><text:span text:style-name="T4">FlowSettings</text:span>: <text:span text:style-name="T5">Settings of each flow.</text:span></text:p>
            </text:list-item>
          </text:list>
        </text:list-item>
        <text:list-item>
          <text:p text:style-name="P12"><text:span text:style-name="T1">_</text:span><text:span text:style-name="T2">s</text:span><text:span text:style-name="T1">ettings</text:span>: <text:span text:style-name="T5">Contains the global settings</text:span></text:p>
        </text:list-item>
        <text:list-item>
          <text:p text:style-name="P11"><text:span text:style-name="T1">_</text:span><text:span text:style-name="T3">execution</text:span>: <text:span text:style-name="T5">Contains all executed threads of flows that are being executed (not to be confused with the AHK process threads).</text:span></text:p>
        </text:list-item>
        <text:list-item>
          <text:p text:style-name="P8"><text:span text:style-name="T1">_share</text:span>: Other data which is communicated between processes. (Such as the information that the editor window content has to be rendered.)</text:p>
        </text:list-item>
      </text:list>
      <text:h text:style-name="P3" text:outline-level="2">Critical sections</text:h>
      <text:p text:style-name="P21">Each time major changes are made in critical objects or data is read from them, the code sections are protected with cricital sections. This ensures the data integrity.</text:p>
      <text:h text:style-name="P2" text:outline-level="1">Threads</text:h>
      <text:p text:style-name="P21">The tasks are separated between the AHK-Threads.</text:p>
      <text:p text:style-name="P21">Some of the tasks can be done by several threads. They will be unterlined.</text:p>
      <text:h text:style-name="P5" text:outline-level="2">Main thread</text:h>
      <text:p text:style-name="P7">The main thread <text:span text:style-name="T9">is the first thread</text:span>. <text:span text:style-name="T9">Most important tasks:</text:span></text:p>
      <text:list xml:id="list2429818246" text:style-name="L8">
        <text:list-item>
          <text:p text:style-name="P15">Initialize shared critical objects</text:p>
        </text:list-item>
        <text:list-item>
          <text:p text:style-name="P15">Start other threads</text:p>
        </text:list-item>
        <text:list-item>
          <text:p text:style-name="P20">Load flows</text:p>
        </text:list-item>
      </text:list>
      <text:h text:style-name="P4" text:outline-level="2">Manager <text:span text:style-name="T9">t</text:span>hread</text:h>
      <text:p text:style-name="P13">The manager shows the manager window. Most important tasks:</text:p>
      <text:list xml:id="list2802091723" text:style-name="L7">
        <text:list-item>
          <text:p text:style-name="P14">Add, rename, move, delete, export, import flows</text:p>
        </text:list-item>
        <text:list-item>
          <text:p text:style-name="P14"><text:soft-page-break/>Initiate editing of a flow</text:p>
        </text:list-item>
        <text:list-item>
          <text:p text:style-name="P18">Initiate enabling, disabling, starting or sto<text:span text:style-name="T10">p</text:span>ping of flows</text:p>
        </text:list-item>
        <text:list-item>
          <text:p text:style-name="P14">Change global settings</text:p>
        </text:list-item>
        <text:list-item>
          <text:p text:style-name="P18">Load flows</text:p>
        </text:list-item>
      </text:list>
      <text:h text:style-name="P4" text:outline-level="2">Editor Thread(s)</text:h>
      <text:p text:style-name="P21"><text:span text:style-name="T7">I</text:span><text:span text:style-name="T6">f user wants to edit a flow, a new editor thread will be created. There can be multiple editor threads running at same time.</text:span></text:p>
      <text:list xml:id="list1688508052" text:style-name="L10">
        <text:list-item>
          <text:p text:style-name="P23"><text:span text:style-name="T6">Let user edit a flow </text:span></text:p>
          <text:list>
            <text:list-item>
              <text:p text:style-name="P23"><text:span text:style-name="T8">Create, move, delete elements and connections</text:span></text:p>
            </text:list-item>
            <text:list-item>
              <text:p text:style-name="P24"><text:span text:style-name="T6">Edit element properties</text:span></text:p>
            </text:list-item>
            <text:list-item>
              <text:p text:style-name="P24"><text:span text:style-name="T6">Set flow specific settings</text:span></text:p>
            </text:list-item>
          </text:list>
        </text:list-item>
        <text:list-item>
          <text:p text:style-name="P22"><text:span text:style-name="T6">Save flows</text:span></text:p>
        </text:list-item>
        <text:list-item>
          <text:p text:style-name="P19"><text:span text:style-name="T6">Initiate enabl</text:span>ing<text:span text:style-name="T6">, disabl</text:span>ing<text:span text:style-name="T6">, start</text:span>ing<text:span text:style-name="T6"> or stop</text:span><text:span text:style-name="T10">p</text:span>ing<text:span text:style-name="T6"> of flows</text:span></text:p>
        </text:list-item>
      </text:list>
      <text:h text:style-name="P4" text:outline-level="2">Execution Thread</text:h>
      <text:p text:style-name="P16">This thread executes the flows. (It is planned that multiple execution threads will allow real parallel execution of different flows.)</text:p>
      <text:list xml:id="list515721398" text:style-name="L11">
        <text:list-item>
          <text:p text:style-name="P17">Perform execution of flows</text:p>
          <text:list>
            <text:list-item>
              <text:p text:style-name="P17">Emulate instances and threads (not AHK-Threads!)</text:p>
            </text:list-item>
            <text:list-item>
              <text:p text:style-name="P17">Execute the elements</text:p>
            </text:list-item>
            <text:list-item>
              <text:p text:style-name="P17">Manage variables which are used by the elements</text:p>
            </text:list-item>
          </text:list>
        </text:list-item>
      </text:list>
      <text:h text:style-name="P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15S</meta:editing-duration>
    <meta:editing-cycles>16</meta:editing-cycles>
    <meta:generator>LibreOffice/5.3.6.1$Windows_x86 LibreOffice_project/686f202eff87ef707079aeb7f485847613344eb7</meta:generator>
    <dc:date>2018-05-02T21:33:13.620000000</dc:date>
    <dc:creator>Paul Bichler</dc:creator>
    <meta:document-statistic meta:table-count="0" meta:image-count="0" meta:object-count="0" meta:page-count="2" meta:paragraph-count="45" meta:word-count="364" meta:character-count="2246" meta:non-whitespace-character-count="1950"/>
    <meta:user-defined meta:name="Info 1"/>
    <meta:user-defined meta:name="Info 2"/>
    <meta:user-defined meta:name="Info 3"/>
    <meta:user-defined meta:name="Info 4"/>
  </office:meta>
</office:document-meta>
</file>